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Feuille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a Frame</text:p>
          </table:table-cell>
          <table:table-cell office:value-type="string">
            <text:p>682044ae0c2038521101077a990000002f2f0f7f0404014a0000002f000000330142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tart</text:p>
          </table:table-cell>
          <table:table-cell office:value-type="string">
            <text:p>Count</text:p>
          </table:table-cell>
          <table:table-cell office:value-type="string">
            <text:p>HEX VALUE</text:p>
          </table:table-cell>
          <table:table-cell office:value-type="string">
            <text:p>DEC</text:p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EX</text:p>
          </table:table-cell>
          <table:table-cell office:value-type="string">
            <text:p/>
          </table:table-cell>
          <table:table-cell office:value-type="string">
            <text:p>Value</text:p>
          </table:table-cell>
        </table:table-row>
        <table:table-row>
          <table:table-cell office:value-type="string">
            <text:p>Start Byte</text:p>
          </table:table-cell>
          <table:table-cell office:value="1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ength Byte</text:p>
          </table:table-cell>
          <table:table-cell office:value="3" office:value-type="float"/>
          <table:table-cell office:value="2" office:value-type="float"/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 Field</text:p>
          </table:table-cell>
          <table:table-cell office:value="5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 Field</text:p>
          </table:table-cell>
          <table:table-cell office:value="7" office:value-type="float"/>
          <table:table-cell office:value="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 Field</text:p>
          </table:table-cell>
          <table:table-cell office:value="11" office:value-type="float"/>
          <table:table-cell office:value="1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I Control</text:p>
          </table:table-cell>
          <table:table-cell office:value="23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cess Number</text:p>
          </table:table-cell>
          <table:table-cell office:value="25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ansmitter 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us</text:p>
          </table:table-cell>
          <table:table-cell office:value="27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fig Word</text:p>
          </table:table-cell>
          <table:table-cell office:value="29" office:value-type="float"/>
          <table:table-cell office:value="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ES Verify</text:p>
          </table:table-cell>
          <table:table-cell office:value="33" office:value-type="float"/>
          <table:table-cell office:value="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IF</text:p>
          </table:table-cell>
          <table:table-cell office:value="37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F</text:p>
          </table:table-cell>
          <table:table-cell office:value="39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EX</text:p>
          </table:table-cell>
          <table:table-cell office:value-type="string">
            <text:p>DEC</text:p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</text:p>
          </table:table-cell>
          <table:table-cell office:value="41" office:value-type="float"/>
          <table:table-cell office:value="26" office:value-type="float"/>
          <table:table-cell office:value-type="string">
            <text:p>Err :502</text:p>
          </table:table-cell>
          <table:table-cell office:value-type="string">
            <text:p>ID</text:p>
          </table:table-cell>
          <table:table-cell office:value-type="string">
            <text:p>Err :502</text:p>
          </table:table-cell>
          <table:table-cell office:value-type="string">
            <text:p>Err :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ype</text:p>
          </table:table-cell>
          <table:table-cell office:value-type="string">
            <text:p>Err :502</text:p>
          </table:table-cell>
          <table:table-cell office:value-type="string">
            <text:p>Err :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r</text:p>
          </table:table-cell>
          <table:table-cell office:value-type="string">
            <text:p>Err :502</text:p>
          </table:table-cell>
          <table:table-cell office:value-type="string">
            <text:p>Err :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ulse 1 D0</text:p>
          </table:table-cell>
          <table:table-cell office:value-type="string">
            <text:p>Err :502</text:p>
          </table:table-cell>
          <table:table-cell office:value-type="string">
            <text:p>Err :502</text:p>
          </table:table-cell>
          <table:table-cell office:value-type="string">
            <text:p>Err :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ulse 1 D1</text:p>
          </table:table-cell>
          <table:table-cell office:value-type="string">
            <text:p>Err :502</text:p>
          </table:table-cell>
          <table:table-cell office:value-type="string">
            <text:p>Err :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ulse 1 D2</text:p>
          </table:table-cell>
          <table:table-cell office:value-type="string">
            <text:p>Err :502</text:p>
          </table:table-cell>
          <table:table-cell office:value-type="string">
            <text:p>Err :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ulse 1 D3</text:p>
          </table:table-cell>
          <table:table-cell office:value-type="string">
            <text:p>Err :502</text:p>
          </table:table-cell>
          <table:table-cell office:value-type="string">
            <text:p>Err :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ulse 2 D0</text:p>
          </table:table-cell>
          <table:table-cell office:value-type="string">
            <text:p>Err :502</text:p>
          </table:table-cell>
          <table:table-cell office:value-type="string">
            <text:p>Err :502</text:p>
          </table:table-cell>
          <table:table-cell office:value-type="string">
            <text:p>Err :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ulse 2 D1</text:p>
          </table:table-cell>
          <table:table-cell office:value-type="string">
            <text:p>Err :502</text:p>
          </table:table-cell>
          <table:table-cell office:value-type="string">
            <text:p>Err :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ulse 2 D2</text:p>
          </table:table-cell>
          <table:table-cell office:value-type="string">
            <text:p>Err :502</text:p>
          </table:table-cell>
          <table:table-cell office:value-type="string">
            <text:p>Err :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ulse 2 D3</text:p>
          </table:table-cell>
          <table:table-cell office:value-type="string">
            <text:p>Err :502</text:p>
          </table:table-cell>
          <table:table-cell office:value-type="string">
            <text:p>Err :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ulse Status</text:p>
          </table:table-cell>
          <table:table-cell office:value-type="string">
            <text:p>Err :502</text:p>
          </table:table-cell>
          <table:table-cell office:value-type="string">
            <text:p>Err :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ttery Status</text:p>
          </table:table-cell>
          <table:table-cell office:value-type="string">
            <text:p>Err :502</text:p>
          </table:table-cell>
          <table:table-cell office:value-type="string">
            <text:p>Err :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SSI</text:p>
          </table:table-cell>
          <table:table-cell office:value="67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op</text:p>
          </table:table-cell>
          <table:table-cell office:value="69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3-03T16:03:34.789002</meta:creation-date>
    <dc:date>2023-03-03T16:03:34.804959</dc:date>
    <meta:generator>http://pypi.python.org/pypi/ezodf/0.1.0$Python3.10.7 (tags/v3.10.7:6cc6b13, Sep  5 2022, 14:08:36) [MSC v.1933 64 bit (AMD64)]</meta:generator>
    <meta:document-statistic/>
    <meta:editing-cycles>1</meta:editing-cycles>
  </office:meta>
</office:document-meta>
</file>